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3457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6902in"/>
    </style:style>
    <style:style style:name="co20" style:family="table-column">
      <style:table-column-properties fo:break-before="auto" style:column-width="1.6835in"/>
    </style:style>
    <style:style style:name="co21" style:family="table-column">
      <style:table-column-properties fo:break-before="auto" style:column-width="0.7075in"/>
    </style:style>
    <style:style style:name="co22" style:family="table-column">
      <style:table-column-properties fo:break-before="auto" style:column-width="0.9291in"/>
    </style:style>
    <style:style style:name="co23" style:family="table-column">
      <style:table-column-properties fo:break-before="auto" style:column-width="3.0374in"/>
    </style:style>
    <style:style style:name="co24" style:family="table-column">
      <style:table-column-properties fo:break-before="auto" style:column-width="2.4118in"/>
    </style:style>
    <style:style style:name="co25" style:family="table-column">
      <style:table-column-properties fo:break-before="auto" style:column-width="1.6075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0.9965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5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6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7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8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number-columns-repeated="2" table:default-cell-style-name="ce2"/>
        <table:table-column table:style-name="co14" table:default-cell-style-name="ce2"/>
        <table:table-column table:style-name="co27" table:default-cell-style-name="ce2"/>
        <table:table-column table:style-name="co14" table:number-columns-repeated="990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t Facet ID</text:p>
          </table:table-cell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1" table:number-rows-spanned="2">
            <text:p>Make Indestructible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2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4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10"/>
          <table:table-cell table:style-name="ce1" table:number-columns-repeated="982"/>
        </table:table-row>
        <table:table-row table:style-name="ro2" table:visibility="collapse">
          <table:table-cell table:style-name="ce3" table:number-columns-repeated="40"/>
          <table:table-cell table:style-name="ce10"/>
          <table:table-cell table:style-name="ce1" table:number-columns-repeated="982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21"/>
          <table:table-cell table:style-name="ce13" table:number-columns-repeated="4"/>
          <table:table-cell table:style-name="ce19" table:content-validation-name="val8" office:value-type="string" calcext:value-type="string">
            <text:p>Inside</text:p>
          </table:table-cell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12" office:value-type="string" calcext:value-type="string">
            <text:p>OFF_GRI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2"/>
          <table:table-cell table:style-name="ce12" office:value-type="float" office:value="50" calcext:value-type="float">
            <text:p>50</text:p>
          </table:table-cell>
          <table:table-cell table:style-name="ce12"/>
          <table:table-cell table:style-name="ce12" office:value-type="float" office:value="50" calcext:value-type="float">
            <text:p>50</text:p>
          </table:table-cell>
          <table:table-cell table:style-name="ce19" table:content-validation-name="val8" office:value-type="string" calcext:value-type="string">
            <text:p>Outside</text:p>
          </table:table-cell>
          <table:table-cell table:style-name="ce12" office:value-type="float" office:value="45" calcext:value-type="float">
            <text:p>4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12" office:value-type="string" calcext:value-type="string">
            <text:p>BURNED_BUILDING</text:p>
          </table:table-cell>
          <table:table-cell table:style-name="ce12" office:value-type="float" office:value="758" calcext:value-type="float">
            <text:p>758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 table:number-columns-repeated="4"/>
          <table:table-cell table:style-name="ce15" table:number-columns-repeated="3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style-name="ce38" office:value-type="float" office:value="5" calcext:value-type="float">
            <text:p>5</text:p>
          </table:table-cell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2"/>
          <table:table-cell table:style-name="ce12" office:value-type="float" office:value="99" calcext:value-type="float">
            <text:p>99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9" table:content-validation-name="val8" office:value-type="string" calcext:value-type="string">
            <text:p>Inside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12" office:value-type="string" calcext:value-type="string">
            <text:p>OFF_GRID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office:value-type="string" calcext:value-type="string">
            <text:p>TOWN_CENTER</text:p>
          </table:table-cell>
          <table:table-cell table:style-name="ce12"/>
          <table:table-cell table:style-name="ce8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15" table:number-columns-repeated="3"/>
          <table:table-cell table:style-name="ce35"/>
          <table:table-cell table:style-name="ce36"/>
          <table:table-cell table:style-name="ce38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12" office:value-type="string" calcext:value-type="string">
            <text:p>SEA_ROCKS_1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 office:value-type="string" calcext:value-type="string">
            <text:p>NNRB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12" office:value-type="string" calcext:value-type="string">
            <text:p>SEA_ROCKS_1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 table:formula="of:=COM.MICROSOFT.TEXTJOIN(&quot;, &quot;;1;[.$A$8])" office:value-type="string" office:string-value="4" calcext:value-type="string">
            <text:p>4</text:p>
          </table:table-cell>
          <table:table-cell table:style-name="ce36" office:value-type="string" calcext:value-type="string">
            <text:p>2</text:p>
          </table:table-cell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12" office:value-type="string" calcext:value-type="string">
            <text:p>SEA_ROCKS_2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 table:formula="of:=COM.MICROSOFT.TEXTJOIN(&quot;, &quot;;1;[.$A$8])" office:value-type="string" office:string-value="4" calcext:value-type="string">
            <text:p>4</text:p>
          </table:table-cell>
          <table:table-cell table:style-name="ce36" office:value-type="string" calcext:value-type="string">
            <text:p>2</text:p>
          </table:table-cell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12" office:value-type="string" calcext:value-type="string">
            <text:p>SEA_ROCKS_2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 office:value-type="string" calcext:value-type="string">
            <text:p>NNRB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12" office:value-type="string" calcext:value-type="string">
            <text:p>GOL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2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800" calcext:value-type="float">
            <text:p>800</text:p>
          </table:table-cell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CRACKED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12" office:value-type="string" calcext:value-type="string">
            <text:p>ROCK2</text:p>
          </table:table-cell>
          <table:table-cell table:style-name="ce12" office:value-type="float" office:value="1323" calcext:value-type="float">
            <text:p>1323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GB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2])" office:value-type="string" office:string-value="8" calcext:value-type="string">
            <text:p>8</text:p>
          </table:table-cell>
          <table:table-cell table:style-name="ce36" office:value-type="string" calcext:value-type="string">
            <text:p>4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12" office:value-type="string" calcext:value-type="string">
            <text:p>ROCK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GB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2])" office:value-type="string" office:string-value="8" calcext:value-type="string">
            <text:p>8</text:p>
          </table:table-cell>
          <table:table-cell table:style-name="ce36" office:value-type="string" calcext:value-type="string">
            <text:p>4</text:p>
          </table:table-cell>
          <table:table-cell table:style-name="ce38"/>
          <table:table-cell table:style-name="ce38" office:value-type="float" office:value="3" calcext:value-type="float">
            <text:p>3</text:p>
          </table:table-cell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12" office:value-type="string" calcext:value-type="string">
            <text:p>ROCK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GB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2])" office:value-type="string" office:string-value="8" calcext:value-type="string">
            <text:p>8</text:p>
          </table:table-cell>
          <table:table-cell table:style-name="ce36" office:value-type="string" calcext:value-type="string">
            <text:p>4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12" office:value-type="string" calcext:value-type="string">
            <text:p>SEA_ROCKS_1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GB</text:p>
          </table:table-cell>
          <table:table-cell table:style-name="ce16" table:number-columns-repeated="2"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2])" office:value-type="string" office:string-value="8" calcext:value-type="string">
            <text:p>8</text:p>
          </table:table-cell>
          <table:table-cell table:style-name="ce36" office:value-type="string" calcext:value-type="string">
            <text:p>4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12" office:value-type="string" calcext:value-type="string">
            <text:p>SEA_ROCKS_2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GB</text:p>
          </table:table-cell>
          <table:table-cell table:style-name="ce16" table:number-columns-repeated="2"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2])" office:value-type="string" office:string-value="8" calcext:value-type="string">
            <text:p>8</text:p>
          </table:table-cell>
          <table:table-cell table:style-name="ce36" office:value-type="string" calcext:value-type="string">
            <text:p>4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12" office:value-type="string" calcext:value-type="string">
            <text:p>DLC_SAVANNAHPATCH</text:p>
          </table:table-cell>
          <table:table-cell table:style-name="ce12" table:number-columns-repeated="3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ROCK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12" office:value-type="string" calcext:value-type="string">
            <text:p>GRASS_PATCH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ROCK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8])" office:value-type="string" office:string-value="14" calcext:value-type="string">
            <text:p>14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12" office:value-type="string" calcext:value-type="string">
            <text:p>PLANT_DEAD</text:p>
          </table:table-cell>
          <table:table-cell table:style-name="ce12" office:value-type="float" office:value="1365" calcext:value-type="float">
            <text:p>1365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ROCK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8:.$A$19])" office:value-type="string" office:string-value="14, 15" calcext:value-type="string">
            <text:p>14, 15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12" office:value-type="string" calcext:value-type="string">
            <text:p>WEEDS</text:p>
          </table:table-cell>
          <table:table-cell table:style-name="ce12" office:value-type="float" office:value="1364" calcext:value-type="float">
            <text:p>1364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ROCK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8:.$A$20])" office:value-type="string" office:string-value="14, 15, 16" calcext:value-type="string">
            <text:p>14, 15, 16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12" office:value-type="string" calcext:value-type="string">
            <text:p>DLC_SAVANNAHPATCH</text:p>
          </table:table-cell>
          <table:table-cell table:style-name="ce12" table:number-columns-repeated="3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NNGB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8:.$A$11];[.$A$16:.$A$21])" office:value-type="string" office:string-value="4, 5, 6, 7, 12, 13, 14, 15, 16, 17" calcext:value-type="string">
            <text:p>4, 5, 6, 7, 12, 13, 14, 15, 16, 17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12" office:value-type="string" calcext:value-type="string">
            <text:p>GRASS_PATCH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NNGB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8:.$A$11];[.$A$16:.$A$22])" office:value-type="string" office:string-value="4, 5, 6, 7, 12, 13, 14, 15, 16, 17, 18" calcext:value-type="string">
            <text:p>4, 5, 6, 7, 12, 13, 14, 15, 16, 17, 18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12" office:value-type="string" calcext:value-type="string">
            <text:p>PLANT_DEAD</text:p>
          </table:table-cell>
          <table:table-cell table:style-name="ce12" office:value-type="float" office:value="1365" calcext:value-type="float">
            <text:p>1365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NNGB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8:.$A$11];[.$A$16:.$A$23])" office:value-type="string" office:string-value="4, 5, 6, 7, 12, 13, 14, 15, 16, 17, 18, 19" calcext:value-type="string">
            <text:p>4, 5, 6, 7, 12, 13, 14, 15, 16, 17, 18, 19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12" office:value-type="string" calcext:value-type="string">
            <text:p>WEEDS</text:p>
          </table:table-cell>
          <table:table-cell table:style-name="ce12" office:value-type="float" office:value="1364" calcext:value-type="float">
            <text:p>1364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NNGB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8:.$A$11];[.$A$16:.$A$24])" office:value-type="string" office:string-value="4, 5, 6, 7, 12, 13, 14, 15, 16, 17, 18, 19, 20" calcext:value-type="string">
            <text:p>4, 5, 6, 7, 12, 13, 14, 15, 16, 17, 18, 19, 20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12" office:value-type="string" calcext:value-type="string">
            <text:p>GRASS_PATCH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DRY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1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12" office:value-type="string" calcext:value-type="string">
            <text:p>DLC_FERN_PATCH</text:p>
          </table:table-cell>
          <table:table-cell table:style-name="ce12" table:number-columns-repeated="3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DRY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7];[.$A$26])" office:value-type="string" office:string-value="3, 22" calcext:value-type="string">
            <text:p>3, 22</text:p>
          </table:table-cell>
          <table:table-cell table:style-name="ce36" office:value-type="string" calcext:value-type="string">
            <text:p>12, 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12" office:value-type="string" calcext:value-type="string">
            <text:p>FLOWER_BED</text:p>
          </table:table-cell>
          <table:table-cell table:style-name="ce12" table:number-columns-repeated="3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DRY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7];[.$A$26:.$A$27])" office:value-type="string" office:string-value="3, 22, 23" calcext:value-type="string">
            <text:p>3, 22, 23</text:p>
          </table:table-cell>
          <table:table-cell table:style-name="ce36" office:value-type="string" calcext:value-type="string">
            <text:p>12, 2, 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12" office:value-type="string" calcext:value-type="string">
            <text:p>UNDERBRUSH</text:p>
          </table:table-cell>
          <table:table-cell table:style-name="ce12" office:value-type="float" office:value="1353" calcext:value-type="float">
            <text:p>1353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DRY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7];[.$A$26:.$A$28])" office:value-type="string" office:string-value="3, 22, 23, 24" calcext:value-type="string">
            <text:p>3, 22, 23, 24</text:p>
          </table:table-cell>
          <table:table-cell table:style-name="ce36" office:value-type="string" calcext:value-type="string">
            <text:p>12, 2, 2, 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12" office:value-type="string" calcext:value-type="string">
            <text:p>WEEDS</text:p>
          </table:table-cell>
          <table:table-cell table:style-name="ce12" office:value-type="float" office:value="1364" calcext:value-type="float">
            <text:p>1364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DRY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7];[.$A$26:.$A$29])" office:value-type="string" office:string-value="3, 22, 23, 24, 25" calcext:value-type="string">
            <text:p>3, 22, 23, 24, 25</text:p>
          </table:table-cell>
          <table:table-cell table:style-name="ce36" office:value-type="string" calcext:value-type="string">
            <text:p>12, 2, 2, 2, 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12" office:value-type="string" calcext:value-type="string">
            <text:p>BUSH_GREEN</text:p>
          </table:table-cell>
          <table:table-cell table:style-name="ce12" office:value-type="float" office:value="1360" calcext:value-type="float">
            <text:p>1360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DRY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7];[.$A$26:.$A$30])" office:value-type="string" office:string-value="3, 22, 23, 24, 25, 26" calcext:value-type="string">
            <text:p>3, 22, 23, 24, 25, 26</text:p>
          </table:table-cell>
          <table:table-cell table:style-name="ce36" office:value-type="string" calcext:value-type="string">
            <text:p>12, 2, 2, 2, 2, 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12" office:value-type="string" calcext:value-type="string">
            <text:p>SHRUB_GREEN</text:p>
          </table:table-cell>
          <table:table-cell table:style-name="ce12" office:value-type="float" office:value="1362" calcext:value-type="float">
            <text:p>1362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DRY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7];[.$A$26:.$A$31])" office:value-type="string" office:string-value="3, 22, 23, 24, 25, 26, 27" calcext:value-type="string">
            <text:p>3, 22, 23, 24, 25, 26, 27</text:p>
          </table:table-cell>
          <table:table-cell table:style-name="ce36" office:value-type="string" calcext:value-type="string">
            <text:p>12, 2, 2, 2, 2, 2, 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12" office:value-type="string" calcext:value-type="string">
            <text:p>PLANT</text:p>
          </table:table-cell>
          <table:table-cell table:style-name="ce12" office:value-type="float" office:value="818" calcext:value-type="float">
            <text:p>818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DRY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7];[.$A$26:.$A$32])" office:value-type="string" office:string-value="3, 22, 23, 24, 25, 26, 27, 28" calcext:value-type="string">
            <text:p>3, 22, 23, 24, 25, 26, 27, 28</text:p>
          </table:table-cell>
          <table:table-cell table:style-name="ce36" office:value-type="string" calcext:value-type="string">
            <text:p>12, 2, 2, 2, 2, 2, 2, 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12" office:value-type="string" calcext:value-type="string">
            <text:p>DLC_SAVANNAHPATCH</text:p>
          </table:table-cell>
          <table:table-cell table:style-name="ce12" table:number-columns-repeated="3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IRT3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6:.$A$33])" office:value-type="string" office:string-value="12, 13, 14, 15, 16, 17, 18, 19, 20, 21, 22, 23, 24, 25, 26, 27, 28, 29" calcext:value-type="string">
            <text:p>12, 13, 14, 15, 16, 17, 18, 19, 20, 21, 22, 23, 24, 25, 26, 27, 28, 29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12" office:value-type="string" calcext:value-type="string">
            <text:p>GRASS_PATCH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IRT3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6:.$A$34])" office:value-type="string" office:string-value="12, 13, 14, 15, 16, 17, 18, 19, 20, 21, 22, 23, 24, 25, 26, 27, 28, 29, 30" calcext:value-type="string">
            <text:p>12, 13, 14, 15, 16, 17, 18, 19, 20, 21, 22, 23, 24, 25, 26, 27, 28, 29, 30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12" office:value-type="string" calcext:value-type="string">
            <text:p>PLANT_DEAD</text:p>
          </table:table-cell>
          <table:table-cell table:style-name="ce12" office:value-type="float" office:value="1365" calcext:value-type="float">
            <text:p>1365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IRT3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6:.$A$35])" office:value-type="string" office:string-value="12, 13, 14, 15, 16, 17, 18, 19, 20, 21, 22, 23, 24, 25, 26, 27, 28, 29, 30, 31" calcext:value-type="string">
            <text:p>12, 13, 14, 15, 16, 17, 18, 19, 20, 21, 22, 23, 24, 25, 26, 27, 28, 29, 30, 31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12" office:value-type="string" calcext:value-type="string">
            <text:p>WEEDS</text:p>
          </table:table-cell>
          <table:table-cell table:style-name="ce12" office:value-type="float" office:value="1364" calcext:value-type="float">
            <text:p>1364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IRT3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6:.$A$36])" office:value-type="string" office:string-value="12, 13, 14, 15, 16, 17, 18, 19, 20, 21, 22, 23, 24, 25, 26, 27, 28, 29, 30, 31, 32" calcext:value-type="string">
            <text:p>12, 13, 14, 15, 16, 17, 18, 19, 20, 21, 22, 23, 24, 25, 26, 27, 28, 29, 30, 31, 32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12" office:value-type="string" calcext:value-type="string">
            <text:p>SEA_ROCKS_1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 table:number-columns-repeated="2"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5])" office:value-type="string" office:string-value="1" calcext:value-type="string">
            <text:p>1</text:p>
          </table:table-cell>
          <table:table-cell table:style-name="ce36" office:value-type="string" calcext:value-type="string">
            <text:p>4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12" office:value-type="string" calcext:value-type="string">
            <text:p>SEA_ROCKS_2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 table:number-columns-repeated="2"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5];[.$A$38])" office:value-type="string" office:string-value="1, 34" calcext:value-type="string">
            <text:p>1, 34</text:p>
          </table:table-cell>
          <table:table-cell table:style-name="ce36" office:value-type="string" calcext:value-type="string">
            <text:p>4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12" office:value-type="string" calcext:value-type="string">
            <text:p>DLC_SAVANNAHPATCH</text:p>
          </table:table-cell>
          <table:table-cell table:style-name="ce12" table:number-columns-repeated="3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CRACKED</text:p>
          </table:table-cell>
          <table:table-cell table:style-name="ce12" table:number-columns-repeated="3"/>
          <table:table-cell table:style-name="ce12" office:value-type="float" office:value="12" calcext:value-type="float">
            <text:p>12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12" office:value-type="string" calcext:value-type="string">
            <text:p>GRASS_PATCH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CRACKED</text:p>
          </table:table-cell>
          <table:table-cell table:style-name="ce12" table:number-columns-repeated="3"/>
          <table:table-cell table:style-name="ce12" office:value-type="float" office:value="12" calcext:value-type="float">
            <text:p>12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40])" office:value-type="string" office:string-value="36" calcext:value-type="string">
            <text:p>36</text:p>
          </table:table-cell>
          <table:table-cell table:style-name="ce36" office:value-type="string" calcext:value-type="string">
            <text:p>3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12" office:value-type="string" calcext:value-type="string">
            <text:p>PLANT_DEAD</text:p>
          </table:table-cell>
          <table:table-cell table:style-name="ce12" office:value-type="float" office:value="1365" calcext:value-type="float">
            <text:p>1365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CRACKED</text:p>
          </table:table-cell>
          <table:table-cell table:style-name="ce12" table:number-columns-repeated="3"/>
          <table:table-cell table:style-name="ce12" office:value-type="float" office:value="12" calcext:value-type="float">
            <text:p>12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40:.$A$41])" office:value-type="string" office:string-value="36, 37" calcext:value-type="string">
            <text:p>36, 37</text:p>
          </table:table-cell>
          <table:table-cell table:style-name="ce36" office:value-type="string" calcext:value-type="string">
            <text:p>3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12" office:value-type="string" calcext:value-type="string">
            <text:p>WEEDS</text:p>
          </table:table-cell>
          <table:table-cell table:style-name="ce12" office:value-type="float" office:value="1364" calcext:value-type="float">
            <text:p>1364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CRACKED</text:p>
          </table:table-cell>
          <table:table-cell table:style-name="ce12" table:number-columns-repeated="3"/>
          <table:table-cell table:style-name="ce12" office:value-type="float" office:value="12" calcext:value-type="float">
            <text:p>12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40:.$A$42])" office:value-type="string" office:string-value="36, 37, 38" calcext:value-type="string">
            <text:p>36, 37, 38</text:p>
          </table:table-cell>
          <table:table-cell table:style-name="ce36" office:value-type="string" calcext:value-type="string">
            <text:p>3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12" office:value-type="string" calcext:value-type="string">
            <text:p>OFF_GRID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NEWSHALLOW</text:p>
          </table:table-cell>
          <table:table-cell table:style-name="ce12" table:number-columns-repeated="4"/>
          <table:table-cell table:style-name="ce15"/>
          <table:table-cell table:style-name="ce35" table:formula="of:=COM.MICROSOFT.TEXTJOIN(&quot;, &quot;;1;[.$A$5])" office:value-type="string" office:string-value="1" calcext:value-type="string">
            <text:p>1</text:p>
          </table:table-cell>
          <table:table-cell table:style-name="ce36" office:value-type="string" calcext:value-type="string">
            <text:p>3</text:p>
          </table:table-cell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12" office:value-type="string" calcext:value-type="string">
            <text:p>OFF_GRID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office:value-type="string" calcext:value-type="string">
            <text:p>FISH</text:p>
          </table:table-cell>
          <table:table-cell table:style-name="ce1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WATER5</text:p>
          </table:table-cell>
          <table:table-cell table:style-name="ce12" table:number-columns-repeated="3"/>
          <table:table-cell table:style-name="ce1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38:.$A$39];[.$A$44])" office:value-type="string" office:string-value="34, 35, 40" calcext:value-type="string">
            <text:p>34, 35, 40</text:p>
          </table:table-cell>
          <table:table-cell table:style-name="ce36" office:value-type="string" calcext:value-type="string">
            <text:p>12, 12, 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12" office:value-type="string" calcext:value-type="string">
            <text:p>SEA_ROCKS_1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12" office:value-type="string" calcext:value-type="string">
            <text:p>SEA_ROCKS_2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46])" office:value-type="string" office:string-value="42" calcext:value-type="string">
            <text:p>42</text:p>
          </table:table-cell>
          <table:table-cell table:style-name="ce36" office:value-type="string" calcext:value-type="string">
            <text:p>4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12" office:value-type="string" calcext:value-type="string">
            <text:p>RELIC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ROCK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 table:formula="of:=COM.MICROSOFT.TEXTJOIN(&quot;, &quot;;1;[.$A$6])" office:value-type="string" office:string-value="2" calcext:value-type="string">
            <text:p>2</text:p>
          </table:table-cell>
          <table:table-cell table:style-name="ce36" office:value-type="string" calcext:value-type="string">
            <text:p>12</text:p>
          </table:table-cell>
          <table:table-cell table:style-name="ce15" office:value-type="float" office:value="2" calcext:value-type="float">
            <text:p>2</text:p>
          </table:table-cell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5</text:p>
          </table:table-cell>
          <table:table-cell table:style-name="ce12" office:value-type="string" calcext:value-type="string">
            <text:p>DLC_AOE1_PRIEST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ROCK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 table:formula="of:=COM.MICROSOFT.TEXTJOIN(&quot;, &quot;;1;[.$A$48])" office:value-type="string" office:string-value="44" calcext:value-type="string">
            <text:p>44</text:p>
          </table:table-cell>
          <table:table-cell table:style-name="ce36" office:value-type="string" calcext:value-type="string">
            <text:p>1</text:p>
          </table:table-cell>
          <table:table-cell table:style-name="ce15"/>
          <table:table-cell table:style-name="ce35" table:formula="of:=COM.MICROSOFT.TEXTJOIN(&quot;, &quot;;1;[.$A$8:.$A$11])" office:value-type="string" office:string-value="4, 5, 6, 7" calcext:value-type="string">
            <text:p>4, 5, 6, 7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6</text:p>
          </table:table-cell>
          <table:table-cell table:style-name="ce12" office:value-type="string" calcext:value-type="string">
            <text:p>OFF_GRI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 office:value-type="string" calcext:value-type="string">
            <text:p>SNOW_LIGHT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7</text:p>
          </table:table-cell>
          <table:table-cell table:style-name="ce12" office:value-type="string" calcext:value-type="string">
            <text:p>OFF_GRI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 office:value-type="string" calcext:value-type="string">
            <text:p>DLC_NEWSHALLOW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COM.MICROSOFT.TEXTJOIN(&quot;, &quot;;1;[.$A$50])" office:value-type="string" office:string-value="46" calcext:value-type="string">
            <text:p>46</text:p>
          </table:table-cell>
          <table:table-cell table:style-name="ce36" office:value-type="string" calcext:value-type="string">
            <text:p>4</text:p>
          </table:table-cell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8</text:p>
          </table:table-cell>
          <table:table-cell table:style-name="ce12" office:value-type="string" calcext:value-type="string">
            <text:p>OFF_GRI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 office:value-type="string" calcext:value-type="string">
            <text:p>DLC_NEWSHALLOW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COM.MICROSOFT.TEXTJOIN(&quot;, &quot;;1;[.$A$51])" office:value-type="string" office:string-value="47" calcext:value-type="string">
            <text:p>47</text:p>
          </table:table-cell>
          <table:table-cell table:style-name="ce36" office:value-type="string" calcext:value-type="string">
            <text:p>3</text:p>
          </table:table-cell>
          <table:table-cell table:style-name="ce15"/>
          <table:table-cell table:style-name="ce35" table:formula="of:=COM.MICROSOFT.TEXTJOIN(&quot;, &quot;;1;[.$A$51])" office:value-type="string" office:string-value="47" calcext:value-type="string">
            <text:p>47</text:p>
          </table:table-cell>
          <table:table-cell table:style-name="ce36" office:value-type="string" calcext:value-type="string">
            <text:p>1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9</text:p>
          </table:table-cell>
          <table:table-cell table:style-name="ce12" office:value-type="string" calcext:value-type="string">
            <text:p>OFF_GRI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 office:value-type="string" calcext:value-type="string">
            <text:p>DLC_NEWSHALLOW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COM.MICROSOFT.TEXTJOIN(&quot;, &quot;;1;[.$A$52])" office:value-type="string" office:string-value="48" calcext:value-type="string">
            <text:p>48</text:p>
          </table:table-cell>
          <table:table-cell table:style-name="ce36" office:value-type="string" calcext:value-type="string">
            <text:p>2</text:p>
          </table:table-cell>
          <table:table-cell table:style-name="ce15"/>
          <table:table-cell table:style-name="ce35" table:formula="of:=COM.MICROSOFT.TEXTJOIN(&quot;, &quot;;1;[.$A$51:.$A$52])" office:value-type="string" office:string-value="47, 48" calcext:value-type="string">
            <text:p>47, 48</text:p>
          </table:table-cell>
          <table:table-cell table:style-name="ce36" office:value-type="string" calcext:value-type="string">
            <text:p>1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0</text:p>
          </table:table-cell>
          <table:table-cell table:style-name="ce12" office:value-type="string" calcext:value-type="string">
            <text:p>OFF_GRI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 office:value-type="string" calcext:value-type="string">
            <text:p>DLC_NEWSHALLOW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COM.MICROSOFT.TEXTJOIN(&quot;, &quot;;1;[.$A$53])" office:value-type="string" office:string-value="49" calcext:value-type="string">
            <text:p>49</text:p>
          </table:table-cell>
          <table:table-cell table:style-name="ce36" office:value-type="string" calcext:value-type="string">
            <text:p>2</text:p>
          </table:table-cell>
          <table:table-cell table:style-name="ce15"/>
          <table:table-cell table:style-name="ce35" table:formula="of:=COM.MICROSOFT.TEXTJOIN(&quot;, &quot;;1;[.$A$51:.$A$53])" office:value-type="string" office:string-value="47, 48, 49" calcext:value-type="string">
            <text:p>47, 48, 49</text:p>
          </table:table-cell>
          <table:table-cell table:style-name="ce36" office:value-type="string" calcext:value-type="string">
            <text:p>1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1</text:p>
          </table:table-cell>
          <table:table-cell table:style-name="ce12" office:value-type="string" calcext:value-type="string">
            <text:p>OFF_GRI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GRAVELBEACH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51:.$A$54])" office:value-type="string" office:string-value="47, 48, 49, 50" calcext:value-type="string">
            <text:p>47, 48, 49, 50</text:p>
          </table:table-cell>
          <table:table-cell table:style-name="ce36" office:value-type="string" calcext:value-type="string">
            <text:p>16</text:p>
          </table:table-cell>
          <table:table-cell table:style-name="ce38" office:value-type="float" office:value="2" calcext:value-type="float">
            <text:p>2</text:p>
          </table:table-cell>
          <table:table-cell table:style-name="ce38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2</text:p>
          </table:table-cell>
          <table:table-cell table:style-name="ce12" office:value-type="string" calcext:value-type="string">
            <text:p>ICE_CHUNK</text:p>
          </table:table-cell>
          <table:table-cell table:style-name="ce12" office:value-type="float" office:value="728" calcext:value-type="float">
            <text:p>728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38:.$A$39];[.$A$45];[.$A$55])" office:value-type="string" office:string-value="34, 35, 41, 51" calcext:value-type="string">
            <text:p>34, 35, 41, 51</text:p>
          </table:table-cell>
          <table:table-cell table:style-name="ce36" office:value-type="string" calcext:value-type="string">
            <text:p>6, 6, 16, 6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3</text:p>
          </table:table-cell>
          <table:table-cell table:style-name="ce12" office:value-type="string" calcext:value-type="string">
            <text:p>ICE_CHUNK</text:p>
          </table:table-cell>
          <table:table-cell table:style-name="ce12" office:value-type="float" office:value="728" calcext:value-type="float">
            <text:p>728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 table:formula="of:=COM.MICROSOFT.TEXTJOIN(&quot;, &quot;;1;[.$A$56])" office:value-type="string" office:string-value="52" calcext:value-type="string">
            <text:p>52</text:p>
          </table:table-cell>
          <table:table-cell table:style-name="ce36" office:value-type="string" calcext:value-type="string">
            <text:p>2</text:p>
          </table:table-cell>
          <table:table-cell table:style-name="ce15"/>
          <table:table-cell table:style-name="ce35" table:formula="of:=COM.MICROSOFT.TEXTJOIN(&quot;, &quot;;1;[.$A$56])" office:value-type="string" office:string-value="52" calcext:value-type="string">
            <text:p>52</text:p>
          </table:table-cell>
          <table:table-cell table:style-name="ce36" office:value-type="string" calcext:value-type="string">
            <text:p>1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12" office:value-type="string" calcext:value-type="string">
            <text:p>ICE_CHUNK</text:p>
          </table:table-cell>
          <table:table-cell table:style-name="ce12" office:value-type="float" office:value="728" calcext:value-type="float">
            <text:p>728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 table:formula="of:=COM.MICROSOFT.TEXTJOIN(&quot;, &quot;;1;[.$A$57])" office:value-type="string" office:string-value="53" calcext:value-type="string">
            <text:p>53</text:p>
          </table:table-cell>
          <table:table-cell table:style-name="ce36" office:value-type="string" calcext:value-type="string">
            <text:p>3</text:p>
          </table:table-cell>
          <table:table-cell table:style-name="ce15"/>
          <table:table-cell table:style-name="ce35" table:formula="of:=COM.MICROSOFT.TEXTJOIN(&quot;, &quot;;1;[.$A$56:.$A$57])" office:value-type="string" office:string-value="52, 53" calcext:value-type="string">
            <text:p>52, 53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12" office:value-type="string" calcext:value-type="string">
            <text:p>ICE_CHUNK</text:p>
          </table:table-cell>
          <table:table-cell table:style-name="ce12" office:value-type="float" office:value="728" calcext:value-type="float">
            <text:p>728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 table:formula="of:=COM.MICROSOFT.TEXTJOIN(&quot;, &quot;;1;[.$A$57])" office:value-type="string" office:string-value="53" calcext:value-type="string">
            <text:p>53</text:p>
          </table:table-cell>
          <table:table-cell table:style-name="ce36" office:value-type="string" calcext:value-type="string">
            <text:p>3</text:p>
          </table:table-cell>
          <table:table-cell table:style-name="ce15"/>
          <table:table-cell table:style-name="ce35" table:formula="of:=COM.MICROSOFT.TEXTJOIN(&quot;, &quot;;1;[.$A$56:.$A$57])" office:value-type="string" office:string-value="52, 53" calcext:value-type="string">
            <text:p>52, 53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12" office:value-type="string" calcext:value-type="string">
            <text:p>DEER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VEL</text:p>
          </table:table-cell>
          <table:table-cell table:style-name="ce16" table:number-columns-repeated="2"/>
          <table:table-cell table:style-name="ce15"/>
          <table:table-cell table:number-columns-repeated="2" table:style-name="ce15" office:value-type="float" office:value="2" calcext:value-type="float">
            <text:p>2</text:p>
          </table:table-cell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50];[.$A$55])" office:value-type="string" office:string-value="46, 51" calcext:value-type="string">
            <text:p>46, 51</text:p>
          </table:table-cell>
          <table:table-cell table:style-name="ce36" office:value-type="string" calcext:value-type="string">
            <text:p>4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12" office:value-type="string" calcext:value-type="string">
            <text:p>STONE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GB</text:p>
          </table:table-cell>
          <table:table-cell table:style-name="ce16" table:number-columns-repeated="2"/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style-name="ce35" table:formula="of:=COM.MICROSOFT.TEXTJOIN(&quot;, &quot;;1;[.$A$50])" office:value-type="string" office:string-value="46" calcext:value-type="string">
            <text:p>46</text:p>
          </table:table-cell>
          <table:table-cell table:style-name="ce36" office:value-type="string" calcext:value-type="string">
            <text:p>4</text:p>
          </table:table-cell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12" office:value-type="string" calcext:value-type="string">
            <text:p>SHEEP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 office:value-type="string" calcext:value-type="string">
            <text:p>SNOW_LIGHT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 office:value-type="float" office:value="2" calcext:value-type="float">
            <text:p>2</text:p>
          </table:table-cell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49])" office:value-type="string" office:string-value="45" calcext:value-type="string">
            <text:p>45</text:p>
          </table:table-cell>
          <table:table-cell table:style-name="ce36" office:value-type="string" calcext:value-type="string">
            <text:p>16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12" office:value-type="string" calcext:value-type="string">
            <text:p>FORAGE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RYGRASS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" calcext:value-type="float">
            <text:p>2</text:p>
          </table:table-cell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36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12" office:value-type="string" calcext:value-type="string">
            <text:p>ALASKAN_BEAR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 table:formula="of:=COM.MICROSOFT.TEXTJOIN(&quot;, &quot;;1;[.$A$63])" office:value-type="string" office:string-value="59" calcext:value-type="string">
            <text:p>59</text:p>
          </table:table-cell>
          <table:table-cell table:style-name="ce36" office:value-type="string" calcext:value-type="string">
            <text:p>2</text:p>
          </table:table-cell>
          <table:table-cell table:style-name="ce38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12" office:value-type="string" calcext:value-type="string">
            <text:p>WOLF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RYGRASS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" calcext:value-type="float">
            <text:p>2</text:p>
          </table:table-cell>
          <table:table-cell table:style-name="ce35" table:formula="of:=COM.MICROSOFT.TEXTJOIN(&quot;, &quot;;1;[.$A$94])">
            <text:p/>
          </table:table-cell>
          <table:table-cell table:style-name="ce36"/>
          <table:table-cell table:style-name="ce15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36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2</text:p>
          </table:table-cell>
          <table:table-cell table:style-name="ce12" office:value-type="string" calcext:value-type="string">
            <text:p>HAWK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3</text:p>
          </table:table-cell>
          <table:table-cell table:style-name="ce12" office:value-type="string" calcext:value-type="string">
            <text:p>FALCON</text:p>
          </table:table-cell>
          <table:table-cell table:style-name="ce12" office:value-type="float" office:value="1056" calcext:value-type="float">
            <text:p>1056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4</text:p>
          </table:table-cell>
          <table:table-cell table:style-name="ce12" office:value-type="string" calcext:value-type="string">
            <text:p>GOL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28</text:p>
          </table:table-cell>
          <table:table-cell table:style-name="ce38"/>
          <table:table-cell table:style-name="ce35" table:formula="of:=COM.MICROSOFT.TEXTJOIN(&quot;, &quot;;1;[.$A$7];[.$A$13:.$A$15];[.$A$60:.$A$61])" office:value-type="string" office:string-value="3, 9, 10, 11, 56, 57" calcext:value-type="string">
            <text:p>3, 9, 10, 11, 56, 57</text:p>
          </table:table-cell>
          <table:table-cell table:style-name="ce36" office:value-type="string" calcext:value-type="string">
            <text:p>16, 1, 1, 1, 12, 6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5</text:p>
          </table:table-cell>
          <table:table-cell table:style-name="ce12" office:value-type="string" calcext:value-type="string">
            <text:p>STONE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28</text:p>
          </table:table-cell>
          <table:table-cell table:style-name="ce38"/>
          <table:table-cell table:style-name="ce35" table:formula="of:=COM.MICROSOFT.TEXTJOIN(&quot;, &quot;;1;[.$A$7];[.$A$13:.$A$15];[.$A$60:.$A$61];[.$A$68])" office:value-type="string" office:string-value="3, 9, 10, 11, 56, 57, 64" calcext:value-type="string">
            <text:p>3, 9, 10, 11, 56, 57, 64</text:p>
          </table:table-cell>
          <table:table-cell table:style-name="ce36" office:value-type="string" calcext:value-type="string">
            <text:p>16, 1, 1, 1, 12, 6, 8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6</text:p>
          </table:table-cell>
          <table:table-cell table:style-name="ce12" office:value-type="string" calcext:value-type="string">
            <text:p>GOL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7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32</text:p>
          </table:table-cell>
          <table:table-cell table:style-name="ce38"/>
          <table:table-cell table:style-name="ce35" table:formula="of:=COM.MICROSOFT.TEXTJOIN(&quot;, &quot;;1;[.$A$7];[.$A$13:.$A$15];[.$A$60:.$A$61];[.$A$68:.$A$69])" office:value-type="string" office:string-value="3, 9, 10, 11, 56, 57, 64, 65" calcext:value-type="string">
            <text:p>3, 9, 10, 11, 56, 57, 64, 65</text:p>
          </table:table-cell>
          <table:table-cell table:style-name="ce36" office:value-type="string" calcext:value-type="string">
            <text:p>20, 1, 1, 1, 12, 6, 8, 1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7</text:p>
          </table:table-cell>
          <table:table-cell table:style-name="ce12" office:value-type="string" calcext:value-type="string">
            <text:p>STONE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7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32</text:p>
          </table:table-cell>
          <table:table-cell table:style-name="ce38"/>
          <table:table-cell table:style-name="ce35" table:formula="of:=COM.MICROSOFT.TEXTJOIN(&quot;, &quot;;1;[.$A$7];[.$A$13:.$A$15];[.$A$60:.$A$61];[.$A$68:.$A$70])" office:value-type="string" office:string-value="3, 9, 10, 11, 56, 57, 64, 65, 66" calcext:value-type="string">
            <text:p>3, 9, 10, 11, 56, 57, 64, 65, 66</text:p>
          </table:table-cell>
          <table:table-cell table:style-name="ce36" office:value-type="string" calcext:value-type="string">
            <text:p>20, 1, 1, 1, 12, 6, 8, 12, 1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8</text:p>
          </table:table-cell>
          <table:table-cell table:style-name="ce12" office:value-type="string" calcext:value-type="string">
            <text:p>FORAGE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9</text:p>
          </table:table-cell>
          <table:table-cell table:style-name="ce12" office:value-type="string" calcext:value-type="string">
            <text:p>TREE_REE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3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70</text:p>
          </table:table-cell>
          <table:table-cell table:style-name="ce12" office:value-type="string" calcext:value-type="string">
            <text:p>TREE_REE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4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71</text:p>
          </table:table-cell>
          <table:table-cell table:style-name="ce12" office:value-type="string" calcext:value-type="string">
            <text:p>SHEEP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Player Assigned Player Owne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3</text:p>
          </table:table-cell>
          <table:table-cell table:style-name="ce38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72</text:p>
          </table:table-cell>
          <table:table-cell table:style-name="ce12" office:value-type="string" calcext:value-type="string">
            <text:p>VILLAGER_BASE_F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Player Assigned Player Owne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6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15" table:number-columns-repeated="3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6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73</text:p>
          </table:table-cell>
          <table:table-cell table:style-name="ce12" office:value-type="string" calcext:value-type="string">
            <text:p>VILLAGER_BASE_F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15" table:number-columns-repeated="3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7];[.$A$76])" office:value-type="string" office:string-value="3, 72" calcext:value-type="string">
            <text:p>3, 72</text:p>
          </table:table-cell>
          <table:table-cell table:style-name="ce36" office:value-type="string" calcext:value-type="string">
            <text:p>6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74</text:p>
          </table:table-cell>
          <table:table-cell table:style-name="ce12" office:value-type="string" calcext:value-type="string">
            <text:p>EAGLE_WARRIOR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 table:number-columns-repeated="3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7];[.$A$76:.$A$77])" office:value-type="string" office:string-value="3, 72, 73" calcext:value-type="string">
            <text:p>3, 72, 73</text:p>
          </table:table-cell>
          <table:table-cell table:style-name="ce36" office:value-type="string" calcext:value-type="string">
            <text:p>12, 6, 6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2">
          <table:table-cell/>
          <table:table-cell table:style-name="Default" table:number-columns-repeated="32"/>
          <table:table-cell table:number-columns-repeated="990"/>
        </table:table-row>
        <table:table-row table:style-name="ro2" table:number-rows-repeated="1048496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0">00/00/0000</text:date>, <text:time style:data-style-name="N2" text:time-value="06:43:21.2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8-10T06:57:46.105000000</dc:date>
    <meta:editing-duration>P36DT11H6M20S</meta:editing-duration>
    <meta:editing-cycles>3028</meta:editing-cycles>
    <meta:generator>LibreOffice/7.1.3.2$Windows_X86_64 LibreOffice_project/47f78053abe362b9384784d31a6e56f8511eb1c1</meta:generator>
    <meta:document-statistic meta:table-count="1" meta:cell-count="1079" meta:object-count="0"/>
  </office:meta>
</office:document-meta>
</file>